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2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9mm"/>
    </style:style>
    <style:style style:name="ro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TEAM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(NOOP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ION PAIRS</text:p>
          </table:table-cell>
          <table:table-cell office:value-type="string" calcext:value-type="string">
            <text:p>1,X</text:p>
          </table:table-cell>
          <table:table-cell office:value-type="string" calcext:value-type="string">
            <text:p>3,N</text:p>
          </table:table-cell>
          <table:table-cell office:value-type="string" calcext:value-type="string">
            <text:p>3,S</text:p>
          </table:table-cell>
          <table:table-cell office:value-type="string" calcext:value-type="string">
            <text:p>3,E</text:p>
          </table:table-cell>
          <table:table-cell office:value-type="string" calcext:value-type="string">
            <text:p>3,W</text:p>
          </table:table-cell>
          <table:table-cell office:value-type="string" calcext:value-type="string">
            <text:p>4,X</text:p>
          </table:table-cell>
          <table:table-cell office:value-type="string" calcext:value-type="string">
            <text:p>5,N</text:p>
          </table:table-cell>
          <table:table-cell office:value-type="string" calcext:value-type="string">
            <text:p>5,S</text:p>
          </table:table-cell>
          <table:table-cell office:value-type="string" calcext:value-type="string">
            <text:p>5,E</text:p>
          </table:table-cell>
          <table:table-cell office:value-type="string" calcext:value-type="string">
            <text:p>5,W</text:p>
          </table:table-cell>
          <table:table-cell office:value-type="string" calcext:value-type="string">
            <text:p>6,N</text:p>
          </table:table-cell>
          <table:table-cell office:value-type="string" calcext:value-type="string">
            <text:p>6,S</text:p>
          </table:table-cell>
          <table:table-cell office:value-type="string" calcext:value-type="string">
            <text:p>6,E</text:p>
          </table:table-cell>
          <table:table-cell office:value-type="string" calcext:value-type="string">
            <text:p>6,W</text:p>
          </table:table-cell>
          <table:table-cell office:value-type="string" calcext:value-type="string">
            <text:p>7,N</text:p>
          </table:table-cell>
          <table:table-cell office:value-type="string" calcext:value-type="string">
            <text:p>7,S</text:p>
          </table:table-cell>
          <table:table-cell office:value-type="string" calcext:value-type="string">
            <text:p>7,E</text:p>
          </table:table-cell>
          <table:table-cell office:value-type="string" calcext:value-type="string">
            <text:p>7,W</text:p>
          </table:table-cell>
          <table:table-cell office:value-type="string" calcext:value-type="string">
            <text:p>8,N</text:p>
          </table:table-cell>
          <table:table-cell office:value-type="string" calcext:value-type="string">
            <text:p>8,S</text:p>
          </table:table-cell>
          <table:table-cell office:value-type="string" calcext:value-type="string">
            <text:p>8,E</text:p>
          </table:table-cell>
          <table:table-cell office:value-type="string" calcext:value-type="string">
            <text:p>8,W</text:p>
          </table:table-cell>
          <table:table-cell office:value-type="string" calcext:value-type="string">
            <text:p>9,N</text:p>
          </table:table-cell>
          <table:table-cell office:value-type="string" calcext:value-type="string">
            <text:p>9,S</text:p>
          </table:table-cell>
          <table:table-cell office:value-type="string" calcext:value-type="string">
            <text:p>9,E</text:p>
          </table:table-cell>
          <table:table-cell office:value-type="string" calcext:value-type="string">
            <text:p>9,W</text:p>
          </table:table-cell>
          <table:table-cell office:value-type="string" calcext:value-type="string">
            <text:p>10,N</text:p>
          </table:table-cell>
          <table:table-cell office:value-type="string" calcext:value-type="string">
            <text:p>10,S</text:p>
          </table:table-cell>
          <table:table-cell office:value-type="string" calcext:value-type="string">
            <text:p>10,E</text:p>
          </table:table-cell>
          <table:table-cell office:value-type="string" calcext:value-type="string">
            <text:p>10,W</text:p>
          </table:table-cell>
          <table:table-cell office:value-type="string" calcext:value-type="string">
            <text:p>12,N</text:p>
          </table:table-cell>
          <table:table-cell office:value-type="string" calcext:value-type="string">
            <text:p>12,S</text:p>
          </table:table-cell>
          <table:table-cell office:value-type="string" calcext:value-type="string">
            <text:p>12,E</text:p>
          </table:table-cell>
          <table:table-cell office:value-type="string" calcext:value-type="string">
            <text:p>12,W</text:p>
          </table:table-cell>
          <table:table-cell office:value-type="string" calcext:value-type="string">
            <text:p>13,N</text:p>
          </table:table-cell>
          <table:table-cell office:value-type="string" calcext:value-type="string">
            <text:p>13,S</text:p>
          </table:table-cell>
          <table:table-cell office:value-type="string" calcext:value-type="string">
            <text:p>13,E</text:p>
          </table:table-cell>
          <table:table-cell office:value-type="string" calcext:value-type="string">
            <text:p>13,W</text:p>
          </table:table-cell>
          <table:table-cell office:value-type="string" calcext:value-type="string">
            <text:p>14,N</text:p>
          </table:table-cell>
          <table:table-cell office:value-type="string" calcext:value-type="string">
            <text:p>14,S</text:p>
          </table:table-cell>
          <table:table-cell office:value-type="string" calcext:value-type="string">
            <text:p>14,E</text:p>
          </table:table-cell>
          <table:table-cell office:value-type="string" calcext:value-type="string">
            <text:p>14,W</text:p>
          </table:table-cell>
          <table:table-cell office:value-type="string" calcext:value-type="string">
            <text:p>15,X</text:p>
          </table:table-cell>
          <table:table-cell office:value-type="string" calcext:value-type="string">
            <text:p>16,N</text:p>
          </table:table-cell>
          <table:table-cell office:value-type="string" calcext:value-type="string">
            <text:p>16,S</text:p>
          </table:table-cell>
          <table:table-cell office:value-type="string" calcext:value-type="string">
            <text:p>16,E</text:p>
          </table:table-cell>
          <table:table-cell office:value-type="string" calcext:value-type="string">
            <text:p>16,W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X(BY SOLV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ARDS</text:p>
          </table:table-cell>
          <table:table-cell table:formula="of:=[.B1]/10" office:value-type="float" office:value="0.8" calcext:value-type="float">
            <text:p>0.8</text:p>
          </table:table-cell>
          <table:table-cell table:formula="of:=-[.B1]/10" office:value-type="float" office:value="-0.8" calcext:value-type="float">
            <text:p>-0.8</text:p>
          </table:table-cell>
          <table:table-cell table:formula="of:=-[.B1]/10" office:value-type="float" office:value="-0.8" calcext:value-type="float">
            <text:p>-0.8</text:p>
          </table:table-cell>
          <table:table-cell table:formula="of:=-[.B1]/10" office:value-type="float" office:value="-0.8" calcext:value-type="float">
            <text:p>-0.8</text:p>
          </table:table-cell>
          <table:table-cell table:formula="of:=-[.B1]/10" office:value-type="float" office:value="-0.8" calcext:value-type="float">
            <text:p>-0.8</text:p>
          </table:table-cell>
          <table:table-cell table:formula="of:=[.B1]" office:value-type="float" office:value="8" calcext:value-type="float">
            <text:p>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B1]/5" office:value-type="float" office:value="-1.6" calcext:value-type="float">
            <text:p>-1.6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formula="of:=-[.$B$1]/10" office:value-type="float" office:value="-0.8" calcext:value-type="float">
            <text:p>-0.8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PHA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formula="of:=-[.$B$1]*0" office:value-type="float" office:value="-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table:formula="of:=[.B4]" office:value-type="string" office:string-value="1,X" calcext:value-type="string">
            <text:p>1,X</text:p>
          </table:table-cell>
          <table:table-cell table:formula="of:=[.C4]" office:value-type="string" office:string-value="3,N" calcext:value-type="string">
            <text:p>3,N</text:p>
          </table:table-cell>
          <table:table-cell table:formula="of:=[.D4]" office:value-type="string" office:string-value="3,S" calcext:value-type="string">
            <text:p>3,S</text:p>
          </table:table-cell>
          <table:table-cell table:formula="of:=[.E4]" office:value-type="string" office:string-value="3,E" calcext:value-type="string">
            <text:p>3,E</text:p>
          </table:table-cell>
          <table:table-cell table:formula="of:=[.F4]" office:value-type="string" office:string-value="3,W" calcext:value-type="string">
            <text:p>3,W</text:p>
          </table:table-cell>
          <table:table-cell table:formula="of:=[.G4]" office:value-type="string" office:string-value="4,X" calcext:value-type="string">
            <text:p>4,X</text:p>
          </table:table-cell>
          <table:table-cell table:formula="of:=[.H4]" office:value-type="string" office:string-value="5,N" calcext:value-type="string">
            <text:p>5,N</text:p>
          </table:table-cell>
          <table:table-cell table:formula="of:=[.I4]" office:value-type="string" office:string-value="5,S" calcext:value-type="string">
            <text:p>5,S</text:p>
          </table:table-cell>
          <table:table-cell table:formula="of:=[.J4]" office:value-type="string" office:string-value="5,E" calcext:value-type="string">
            <text:p>5,E</text:p>
          </table:table-cell>
          <table:table-cell table:formula="of:=[.K4]" office:value-type="string" office:string-value="5,W" calcext:value-type="string">
            <text:p>5,W</text:p>
          </table:table-cell>
          <table:table-cell table:formula="of:=[.L4]" office:value-type="string" office:string-value="6,N" calcext:value-type="string">
            <text:p>6,N</text:p>
          </table:table-cell>
          <table:table-cell table:formula="of:=[.M4]" office:value-type="string" office:string-value="6,S" calcext:value-type="string">
            <text:p>6,S</text:p>
          </table:table-cell>
          <table:table-cell table:formula="of:=[.N4]" office:value-type="string" office:string-value="6,E" calcext:value-type="string">
            <text:p>6,E</text:p>
          </table:table-cell>
          <table:table-cell table:formula="of:=[.O4]" office:value-type="string" office:string-value="6,W" calcext:value-type="string">
            <text:p>6,W</text:p>
          </table:table-cell>
          <table:table-cell table:formula="of:=[.P4]" office:value-type="string" office:string-value="7,N" calcext:value-type="string">
            <text:p>7,N</text:p>
          </table:table-cell>
          <table:table-cell table:formula="of:=[.Q4]" office:value-type="string" office:string-value="7,S" calcext:value-type="string">
            <text:p>7,S</text:p>
          </table:table-cell>
          <table:table-cell table:formula="of:=[.R4]" office:value-type="string" office:string-value="7,E" calcext:value-type="string">
            <text:p>7,E</text:p>
          </table:table-cell>
          <table:table-cell table:formula="of:=[.S4]" office:value-type="string" office:string-value="7,W" calcext:value-type="string">
            <text:p>7,W</text:p>
          </table:table-cell>
          <table:table-cell table:formula="of:=[.T4]" office:value-type="string" office:string-value="8,N" calcext:value-type="string">
            <text:p>8,N</text:p>
          </table:table-cell>
          <table:table-cell table:formula="of:=[.U4]" office:value-type="string" office:string-value="8,S" calcext:value-type="string">
            <text:p>8,S</text:p>
          </table:table-cell>
          <table:table-cell table:formula="of:=[.V4]" office:value-type="string" office:string-value="8,E" calcext:value-type="string">
            <text:p>8,E</text:p>
          </table:table-cell>
          <table:table-cell table:formula="of:=[.W4]" office:value-type="string" office:string-value="8,W" calcext:value-type="string">
            <text:p>8,W</text:p>
          </table:table-cell>
          <table:table-cell table:formula="of:=[.X4]" office:value-type="string" office:string-value="9,N" calcext:value-type="string">
            <text:p>9,N</text:p>
          </table:table-cell>
          <table:table-cell table:formula="of:=[.Y4]" office:value-type="string" office:string-value="9,S" calcext:value-type="string">
            <text:p>9,S</text:p>
          </table:table-cell>
          <table:table-cell table:formula="of:=[.Z4]" office:value-type="string" office:string-value="9,E" calcext:value-type="string">
            <text:p>9,E</text:p>
          </table:table-cell>
          <table:table-cell table:formula="of:=[.AA4]" office:value-type="string" office:string-value="9,W" calcext:value-type="string">
            <text:p>9,W</text:p>
          </table:table-cell>
          <table:table-cell table:formula="of:=[.AB4]" office:value-type="string" office:string-value="10,N" calcext:value-type="string">
            <text:p>10,N</text:p>
          </table:table-cell>
          <table:table-cell table:formula="of:=[.AC4]" office:value-type="string" office:string-value="10,S" calcext:value-type="string">
            <text:p>10,S</text:p>
          </table:table-cell>
          <table:table-cell table:formula="of:=[.AD4]" office:value-type="string" office:string-value="10,E" calcext:value-type="string">
            <text:p>10,E</text:p>
          </table:table-cell>
          <table:table-cell table:formula="of:=[.AE4]" office:value-type="string" office:string-value="10,W" calcext:value-type="string">
            <text:p>10,W</text:p>
          </table:table-cell>
          <table:table-cell table:formula="of:=[.AF4]" office:value-type="string" office:string-value="12,N" calcext:value-type="string">
            <text:p>12,N</text:p>
          </table:table-cell>
          <table:table-cell table:formula="of:=[.AG4]" office:value-type="string" office:string-value="12,S" calcext:value-type="string">
            <text:p>12,S</text:p>
          </table:table-cell>
          <table:table-cell table:formula="of:=[.AH4]" office:value-type="string" office:string-value="12,E" calcext:value-type="string">
            <text:p>12,E</text:p>
          </table:table-cell>
          <table:table-cell table:formula="of:=[.AI4]" office:value-type="string" office:string-value="12,W" calcext:value-type="string">
            <text:p>12,W</text:p>
          </table:table-cell>
          <table:table-cell table:formula="of:=[.AJ4]" office:value-type="string" office:string-value="13,N" calcext:value-type="string">
            <text:p>13,N</text:p>
          </table:table-cell>
          <table:table-cell table:formula="of:=[.AK4]" office:value-type="string" office:string-value="13,S" calcext:value-type="string">
            <text:p>13,S</text:p>
          </table:table-cell>
          <table:table-cell table:formula="of:=[.AL4]" office:value-type="string" office:string-value="13,E" calcext:value-type="string">
            <text:p>13,E</text:p>
          </table:table-cell>
          <table:table-cell table:formula="of:=[.AM4]" office:value-type="string" office:string-value="13,W" calcext:value-type="string">
            <text:p>13,W</text:p>
          </table:table-cell>
          <table:table-cell table:formula="of:=[.AN4]" office:value-type="string" office:string-value="14,N" calcext:value-type="string">
            <text:p>14,N</text:p>
          </table:table-cell>
          <table:table-cell table:formula="of:=[.AO4]" office:value-type="string" office:string-value="14,S" calcext:value-type="string">
            <text:p>14,S</text:p>
          </table:table-cell>
          <table:table-cell table:formula="of:=[.AP4]" office:value-type="string" office:string-value="14,E" calcext:value-type="string">
            <text:p>14,E</text:p>
          </table:table-cell>
          <table:table-cell table:formula="of:=[.AQ4]" office:value-type="string" office:string-value="14,W" calcext:value-type="string">
            <text:p>14,W</text:p>
          </table:table-cell>
          <table:table-cell table:formula="of:=[.AR4]" office:value-type="string" office:string-value="15,X" calcext:value-type="string">
            <text:p>15,X</text:p>
          </table:table-cell>
          <table:table-cell table:formula="of:=[.AS4]" office:value-type="string" office:string-value="16,N" calcext:value-type="string">
            <text:p>16,N</text:p>
          </table:table-cell>
          <table:table-cell table:formula="of:=[.AT4]" office:value-type="string" office:string-value="16,S" calcext:value-type="string">
            <text:p>16,S</text:p>
          </table:table-cell>
          <table:table-cell table:formula="of:=[.AU4]" office:value-type="string" office:string-value="16,E" calcext:value-type="string">
            <text:p>16,E</text:p>
          </table:table-cell>
          <table:table-cell table:formula="of:=[.AV4]" office:value-type="string" office:string-value="16,W" calcext:value-type="string">
            <text:p>16,W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2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TATE16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IMIZE</text:p>
          </table:table-cell>
          <table:table-cell table:formula="of:=SUMPRODUCT([.B5:.AV5];[.B6:.AV6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2:49:51.34890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2:22:23.554819701</meta:creation-date>
    <dc:date>2019-03-11T23:03:23.928426040</dc:date>
    <meta:editing-duration>PT29M54S</meta:editing-duration>
    <meta:editing-cycles>6</meta:editing-cycles>
    <meta:generator>LibreOffice/6.0.7.3$Linux_X86_64 LibreOffice_project/00m0$Build-3</meta:generator>
    <meta:document-statistic meta:table-count="1" meta:cell-count="940" meta:object-count="0"/>
  </office:meta>
</office:document-meta>
</file>